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eb46f" officeooo:paragraph-rsid="001eb46f"/>
    </style:style>
    <style:style style:name="P2" style:family="paragraph" style:parent-style-name="Standard">
      <style:text-properties officeooo:rsid="00203042" officeooo:paragraph-rsid="00203042"/>
    </style:style>
    <style:style style:name="P3" style:family="paragraph" style:parent-style-name="Standard">
      <style:text-properties officeooo:rsid="00242c34" officeooo:paragraph-rsid="00242c34"/>
    </style:style>
    <style:style style:name="P4" style:family="paragraph" style:parent-style-name="Standard">
      <style:text-properties fo:font-weight="normal" officeooo:rsid="00221336" officeooo:paragraph-rsid="00221336" style:font-weight-asian="normal" style:font-weight-complex="normal"/>
    </style:style>
    <style:style style:name="P5" style:family="paragraph" style:parent-style-name="Standard">
      <style:text-properties fo:font-weight="normal" officeooo:rsid="00230eb9" officeooo:paragraph-rsid="00230eb9" style:font-weight-asian="normal" style:font-weight-complex="normal"/>
    </style:style>
    <style:style style:name="P6" style:family="paragraph" style:parent-style-name="Standard" style:list-style-name="L1">
      <style:text-properties fo:font-weight="normal" officeooo:rsid="00230eb9" officeooo:paragraph-rsid="00230eb9" style:font-weight-asian="normal" style:font-weight-complex="normal"/>
    </style:style>
    <style:style style:name="P7" style:family="paragraph" style:parent-style-name="Standard" style:list-style-name="L2">
      <style:text-properties fo:font-weight="normal" officeooo:rsid="00230eb9" officeooo:paragraph-rsid="00230eb9" style:font-weight-asian="normal" style:font-weight-complex="normal"/>
    </style:style>
    <style:style style:name="P8" style:family="paragraph" style:parent-style-name="Standard" style:list-style-name="L3">
      <style:text-properties fo:font-weight="normal" officeooo:rsid="00230eb9" officeooo:paragraph-rsid="00230eb9" style:font-weight-asian="normal" style:font-weight-complex="normal"/>
    </style:style>
    <style:style style:name="P9" style:family="paragraph" style:parent-style-name="Standard">
      <style:text-properties fo:font-weight="normal" officeooo:rsid="002548cb" officeooo:paragraph-rsid="002548cb" style:font-weight-asian="normal" style:font-weight-complex="normal"/>
    </style:style>
    <style:style style:name="P10" style:family="paragraph" style:parent-style-name="Standard" style:list-style-name="L4">
      <style:text-properties fo:font-weight="normal" officeooo:rsid="002548cb" officeooo:paragraph-rsid="002548cb" style:font-weight-asian="normal" style:font-weight-complex="normal"/>
    </style:style>
    <style:style style:name="P11" style:family="paragraph" style:parent-style-name="Standard">
      <style:text-properties fo:font-weight="normal" officeooo:rsid="0026717b" officeooo:paragraph-rsid="0026717b" style:font-weight-asian="normal" style:font-weight-complex="normal"/>
    </style:style>
    <style:style style:name="P12" style:family="paragraph" style:parent-style-name="Standard">
      <style:text-properties fo:font-weight="normal" officeooo:rsid="0026f514" officeooo:paragraph-rsid="0026f514" style:font-weight-asian="normal" style:font-weight-complex="normal"/>
    </style:style>
    <style:style style:name="P13" style:family="paragraph" style:parent-style-name="Standard" style:list-style-name="L5">
      <style:text-properties fo:font-weight="normal" officeooo:rsid="0026f514" officeooo:paragraph-rsid="0026f514" style:font-weight-asian="normal" style:font-weight-complex="normal"/>
    </style:style>
    <style:style style:name="P14" style:family="paragraph" style:parent-style-name="Standard" style:list-style-name="L6">
      <style:text-properties fo:font-weight="normal" officeooo:rsid="0026f514" officeooo:paragraph-rsid="0026f514" style:font-weight-asian="normal" style:font-weight-complex="normal"/>
    </style:style>
    <style:style style:name="P15" style:family="paragraph" style:parent-style-name="Standard">
      <style:text-properties fo:font-weight="normal" officeooo:rsid="0030e8dd" officeooo:paragraph-rsid="0030e8dd" style:font-weight-asian="normal" style:font-weight-complex="normal"/>
    </style:style>
    <style:style style:name="P16" style:family="paragraph" style:parent-style-name="Standard">
      <style:text-properties fo:font-weight="normal" officeooo:rsid="0031d312" officeooo:paragraph-rsid="0031d312" style:font-weight-asian="normal" style:font-weight-complex="normal"/>
    </style:style>
    <style:style style:name="P17" style:family="paragraph" style:parent-style-name="Standard">
      <style:text-properties fo:font-weight="normal" officeooo:rsid="00331b80" officeooo:paragraph-rsid="00331b80" style:font-weight-asian="normal" style:font-weight-complex="normal"/>
    </style:style>
    <style:style style:name="P18" style:family="paragraph" style:parent-style-name="Standard" style:list-style-name="L9">
      <style:text-properties fo:font-weight="normal" officeooo:rsid="00331b80" officeooo:paragraph-rsid="00331b80" style:font-weight-asian="normal" style:font-weight-complex="normal"/>
    </style:style>
    <style:style style:name="P19" style:family="paragraph" style:parent-style-name="Standard">
      <style:text-properties fo:font-weight="normal" officeooo:rsid="0033f63f" officeooo:paragraph-rsid="0033f63f" style:font-weight-asian="normal" style:font-weight-complex="normal"/>
    </style:style>
    <style:style style:name="P20" style:family="paragraph" style:parent-style-name="Standard">
      <style:text-properties fo:font-weight="normal" officeooo:rsid="0033f63f" officeooo:paragraph-rsid="003516a7" style:font-weight-asian="normal" style:font-weight-complex="normal"/>
    </style:style>
    <style:style style:name="P21" style:family="paragraph" style:parent-style-name="Standard">
      <style:text-properties fo:font-weight="normal" officeooo:rsid="003516a7" officeooo:paragraph-rsid="003516a7" style:font-weight-asian="normal" style:font-weight-complex="normal"/>
    </style:style>
    <style:style style:name="P22" style:family="paragraph" style:parent-style-name="Standard">
      <style:text-properties officeooo:rsid="002548cb" officeooo:paragraph-rsid="002548cb"/>
    </style:style>
    <style:style style:name="P23" style:family="paragraph" style:parent-style-name="Standard">
      <style:text-properties fo:font-weight="bold" officeooo:rsid="0026717b" officeooo:paragraph-rsid="0026717b" style:font-weight-asian="bold" style:font-weight-complex="bold"/>
    </style:style>
    <style:style style:name="P24" style:family="paragraph" style:parent-style-name="Standard" style:list-style-name="L6">
      <style:text-properties fo:font-weight="bold" officeooo:rsid="0026f514" officeooo:paragraph-rsid="0028470d" style:font-weight-asian="bold" style:font-weight-complex="bold"/>
    </style:style>
    <style:style style:name="P25" style:family="paragraph" style:parent-style-name="Standard" style:list-style-name="L6">
      <style:text-properties fo:font-weight="bold" officeooo:rsid="0028470d" officeooo:paragraph-rsid="0028470d" style:font-weight-asian="bold" style:font-weight-complex="bold"/>
    </style:style>
    <style:style style:name="P26" style:family="paragraph" style:parent-style-name="Standard" style:list-style-name="L7">
      <style:text-properties fo:font-weight="bold" officeooo:rsid="0028470d" officeooo:paragraph-rsid="0028470d" style:font-weight-asian="bold" style:font-weight-complex="bold"/>
    </style:style>
    <style:style style:name="P27" style:family="paragraph" style:parent-style-name="Standard" style:list-style-name="L7">
      <style:text-properties fo:font-weight="bold" officeooo:rsid="0029d69f" officeooo:paragraph-rsid="0029d69f" style:font-weight-asian="bold" style:font-weight-complex="bold"/>
    </style:style>
    <style:style style:name="P28" style:family="paragraph" style:parent-style-name="Standard" style:list-style-name="L7">
      <style:text-properties fo:font-weight="bold" officeooo:rsid="002afcea" officeooo:paragraph-rsid="002afcea" style:font-weight-asian="bold" style:font-weight-complex="bold"/>
    </style:style>
    <style:style style:name="P29" style:family="paragraph" style:parent-style-name="Standard" style:list-style-name="L8">
      <style:text-properties fo:font-weight="bold" officeooo:rsid="002afcea" officeooo:paragraph-rsid="002afcea" style:font-weight-asian="bold" style:font-weight-complex="bold"/>
    </style:style>
    <style:style style:name="P30" style:family="paragraph" style:parent-style-name="Standard" style:list-style-name="L8">
      <style:text-properties fo:font-weight="bold" officeooo:rsid="002cc84c" officeooo:paragraph-rsid="002cc84c" style:font-weight-asian="bold" style:font-weight-complex="bold"/>
    </style:style>
    <style:style style:name="P31" style:family="paragraph" style:parent-style-name="Standard">
      <style:text-properties fo:font-weight="bold" officeooo:rsid="002d44c6" officeooo:paragraph-rsid="002d44c6" style:font-weight-asian="bold" style:font-weight-complex="bold"/>
    </style:style>
    <style:style style:name="P32" style:family="paragraph" style:parent-style-name="Standard">
      <style:text-properties fo:font-weight="bold" officeooo:rsid="002f17d2" officeooo:paragraph-rsid="002f17d2" style:font-weight-asian="bold" style:font-weight-complex="bold"/>
    </style:style>
    <style:style style:name="P33" style:family="paragraph" style:parent-style-name="Standard">
      <style:text-properties fo:font-weight="bold" officeooo:rsid="0030e8dd" officeooo:paragraph-rsid="0030e8dd" style:font-weight-asian="bold" style:font-weight-complex="bold"/>
    </style:style>
    <style:style style:name="P34" style:family="paragraph" style:parent-style-name="Standard">
      <style:text-properties fo:font-weight="bold" officeooo:rsid="0031d312" officeooo:paragraph-rsid="0031d312" style:font-weight-asian="bold" style:font-weight-complex="bold"/>
    </style:style>
    <style:style style:name="P35" style:family="paragraph" style:parent-style-name="Standard">
      <style:text-properties fo:font-weight="bold" officeooo:rsid="00331b80" officeooo:paragraph-rsid="00331b80" style:font-weight-asian="bold" style:font-weight-complex="bold"/>
    </style:style>
    <style:style style:name="P36" style:family="paragraph" style:parent-style-name="Standard">
      <style:text-properties fo:font-weight="bold" officeooo:rsid="0033f63f" officeooo:paragraph-rsid="0033f63f" style:font-weight-asian="bold" style:font-weight-complex="bold"/>
    </style:style>
    <style:style style:name="P37" style:family="paragraph" style:parent-style-name="Standard">
      <style:text-properties fo:font-weight="bold" officeooo:rsid="003516a7" officeooo:paragraph-rsid="003516a7"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26f514"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6ff3b" style:font-weight-asian="normal" style:font-weight-complex="normal"/>
    </style:style>
    <style:style style:name="T5" style:family="text">
      <style:text-properties fo:font-weight="normal" officeooo:rsid="0028470d" style:font-weight-asian="normal" style:font-weight-complex="normal"/>
    </style:style>
    <style:style style:name="T6" style:family="text">
      <style:text-properties fo:font-weight="normal" officeooo:rsid="0029d69f" style:font-weight-asian="normal" style:font-weight-complex="normal"/>
    </style:style>
    <style:style style:name="T7" style:family="text">
      <style:text-properties fo:font-weight="normal" officeooo:rsid="002afcea" style:font-weight-asian="normal" style:font-weight-complex="normal"/>
    </style:style>
    <style:style style:name="T8" style:family="text">
      <style:text-properties fo:font-weight="normal" officeooo:rsid="002d44c6" style:font-weight-asian="normal" style:font-weight-complex="normal"/>
    </style:style>
    <style:style style:name="T9" style:family="text">
      <style:text-properties fo:font-weight="normal" officeooo:rsid="0030e8dd" style:font-weight-asian="normal" style:font-weight-complex="normal"/>
    </style:style>
    <style:style style:name="T10" style:family="text">
      <style:text-properties officeooo:rsid="0029d69f"/>
    </style:style>
    <style:style style:name="T11" style:family="text">
      <style:text-properties officeooo:rsid="0031d312"/>
    </style:style>
    <style:style style:name="T12" style:family="text">
      <style:text-properties officeooo:rsid="003516a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ciplina che studia i sintomi ed i segni clinici. Fase del processo diagnostico.</text:p>
      <text:p text:style-name="P1"><text:span text:style-name="T1">Sintomo</text:span>: sensazione soggettiva che viene avvertita o riferita dal paziente.</text:p>
      <text:p text:style-name="P1"><text:span text:style-name="T1">Segno</text:span>: alterazione rilevabile oggettivamente dal medico.</text:p>
      <text:p text:style-name="P1"><text:span text:style-name="T1">Semeiotica fisica</text:span>: anamnesi ed esame obiettivo.</text:p>
      <text:p text:style-name="P1"><text:span text:style-name="T1">Semeiotica di laboratorio</text:span>: Analisi di campioni.</text:p>
      <text:p text:style-name="P1"><text:span text:style-name="T1">Semeiotica strumentale</text:span>: radiologica o strumentale organica.</text:p>
      <text:p text:style-name="P1"/>
      <text:p text:style-name="P2">Alla base della diagnosi si hanno l’<text:span text:style-name="T1">Anamnesi</text:span><text:span text:style-name="T3"> e l’</text:span><text:span text:style-name="T1">Esame obiettivo</text:span><text:span text:style-name="T3">, da queste si formulano ipotesi diagnostiche e si scelgono esami per convermare l’ipotesi o per procedere alla diagnosi differenziale.</text:span></text:p>
      <text:p text:style-name="P4">Esistono segni o sintomi patognomonici ovvero che sono propri della presenza di una particolare malattia, tuttavia la loro assenza non esclude la patologia.</text:p>
      <text:p text:style-name="P4">Es. xantomi (accumuli di lipidi indice di dislipidemie).</text:p>
      <text:p text:style-name="P5">Xantelasma (accumulo biancastro a livello della palpebra).</text:p>
      <text:p text:style-name="P5"/>
      <text:list text:style-name="L1">
        <text:list-item>
          <text:p text:style-name="P6">Trattare il paziente in modo umano.</text:p>
        </text:list-item>
        <text:list-item>
          <text:p text:style-name="P6">Rapporto di fiducia medico-paziente.</text:p>
        </text:list-item>
        <text:list-item>
          <text:p text:style-name="P6">Mettere il paziente a suo agio.</text:p>
        </text:list-item>
      </text:list>
      <text:p text:style-name="P5">Aspetti importanti:</text:p>
      <text:list text:style-name="L2">
        <text:list-item>
          <text:p text:style-name="P7">Sesso (malattie genetiche correlate ai cromosomi sessuali, espressione genica differente, ecc…).</text:p>
        </text:list-item>
        <text:list-item>
          <text:p text:style-name="P7">Professione (malattie professionali).</text:p>
        </text:list-item>
        <text:list-item>
          <text:p text:style-name="P7">Hobby.</text:p>
        </text:list-item>
        <text:list-item>
          <text:p text:style-name="P7">Animali domestici.</text:p>
        </text:list-item>
        <text:list-item>
          <text:p text:style-name="P7">Zona di residenza, potenziali contaminanti.</text:p>
        </text:list-item>
        <text:list-item>
          <text:p text:style-name="P7">Luogo di nascita (malattie endemiche, es. gozzo in Italia).</text:p>
        </text:list-item>
        <text:list-item>
          <text:p text:style-name="P7">Soggiorni all’estero.</text:p>
        </text:list-item>
        <text:list-item>
          <text:p text:style-name="P7">Anamnesi familiare.</text:p>
        </text:list-item>
        <text:list-item>
          <text:p text:style-name="P7">Obesità, alcool, stupefacenti, ecc…</text:p>
        </text:list-item>
      </text:list>
      <text:p text:style-name="P5"/>
      <text:p text:style-name="P5">Anamnesi fisiologica: nascita prematura, allattamento, ciclo mestruale, problematiche della diuresi, pubertà, eruzione dentaria, sviluppo motorio, scolarità.</text:p>
      <text:p text:style-name="P5"/>
      <text:list text:style-name="L3">
        <text:list-item>
          <text:p text:style-name="P8">Abitudini alimentari.</text:p>
        </text:list-item>
      </text:list>
      <text:p text:style-name="P5"/>
      <text:p text:style-name="P5">LEGGI LE SLIDE PER IL RESTO</text:p>
      <text:p text:style-name="P5"/>
      <text:p text:style-name="P3"><text:span text:style-name="T1">Anamnesi patologica prossima</text:span><text:span text:style-name="T3">: Tutti gli eventi morbosi che possono essere correlati al motivo della visita/ricovero, indipendentemente dalla collocazione temporale.</text:span></text:p>
      <text:p text:style-name="P3"><text:span text:style-name="T1">Analisi patologica remota</text:span><text:span text:style-name="T3">: Tende a ricercare tutte le patologie più comuni per fasce d’età nella vita del paziente.</text:span></text:p>
      <text:p text:style-name="P9">Deve essere guidata dal medico per evitare autodiagnosi errate da parte del paziente (se il paziente è complicato procedere per apparato invece che in ordine cronologico).</text:p>
      <text:p text:style-name="P9"/>
      <text:p text:style-name="P9">Specialmente da riportare: </text:p>
      <text:list text:style-name="L4">
        <text:list-item>
          <text:p text:style-name="P10">Allergie</text:p>
        </text:list-item>
        <text:list-item>
          <text:p text:style-name="P10">Malattie dell’infanzia</text:p>
        </text:list-item>
        <text:list-item>
          <text:p text:style-name="P10">Interventi chirurgici</text:p>
        </text:list-item>
        <text:list-item>
          <text:p text:style-name="P10">Traumi</text:p>
        </text:list-item>
        <text:list-item>
          <text:p text:style-name="P10">Ricoveri precedenti</text:p>
        </text:list-item>
        <text:list-item>
          <text:p text:style-name="P10">Malattie croniche e terapie</text:p>
        </text:list-item>
      </text:list>
      <text:p text:style-name="P9"/>
      <text:p text:style-name="P22"><text:soft-page-break/><text:span text:style-name="T3">Se il paziente ha avuto ricovero ospedaliero ricostruire l’anamnesi è più facile grazie alla documentazione.</text:span></text:p>
      <text:p text:style-name="P22"><text:span text:style-name="T3"/></text:p>
      <text:p text:style-name="P23">Esame obiettivo</text:p>
      <text:p text:style-name="P11">Secondo momento fondamentale del processo diagnostico, consiste nella ricerca di segni cirporei che indicano condizioni anomale. È importante mantenere il paziente a proprio agio e tenerlo informato su cosa si intende fare.</text:p>
      <text:p text:style-name="P12">L’esame obiettivo consiste di 4 fasi:</text:p>
      <text:list text:style-name="L5">
        <text:list-item>
          <text:p text:style-name="P13">Ispezione</text:p>
        </text:list-item>
        <text:list-item>
          <text:p text:style-name="P13">Palpazione</text:p>
        </text:list-item>
        <text:list-item>
          <text:p text:style-name="P13">Percussione</text:p>
        </text:list-item>
        <text:list-item>
          <text:p text:style-name="P13">Auscultazione</text:p>
        </text:list-item>
      </text:list>
      <text:p text:style-name="P12">Nell’esame obiettivo dell’addome l’auscultazione si fa di solito prima della palpazione e della percussione.</text:p>
      <text:p text:style-name="P12">È importante valutare il paziente nel suo complesso come lo stato di coscienza, la conformazione, lo stato nutrizionale, la differenziazione sessuale, il decubito, la posrutra, la deambulazione, il respiro, lo stato di idratazione.</text:p>
      <text:p text:style-name="P31">L’Ispezione</text:p>
      <text:list text:style-name="L6">
        <text:list-item>
          <text:p text:style-name="P14"><text:span text:style-name="T1">Stato di coscienza: </text:span>Se il paziente è sveglio e reattivo agli stimoli oppure è obnubliato o incosciente. Se il paziente è vigile è orientato nel tempo e nello spazio? È capace di rispondere a domande? Se non risponde a domemde dobbiamo capire se risponde ad altri tipi di stimolo, ad esempio lo stimolo doloroso dovuto alla compressione a livello della clavicola.</text:p>
        </text:list-item>
        <text:list-item>
          <text:p text:style-name="P24">Costituzione:<text:span text:style-name="T3"> altezza, peso, stato di nutrizione, ispezione della cute e mucose. Può essere costituzione normale con pannicolo adiposo normalmente distribuito. Si possono avere longitipi, braditipi, ecc… Si identificano condizioni come il nanismo (statura inferiore a 130 cm nell’uomo e 125 nella donna. Può insorgere alla nascita o alla pubertà, le cause sono varie. Si può avere nanismo armonico o disarmonico. A volte il nanismo è associato a ritardo mentale come nel cretinismo. All’opposto si ha il gigantismo. </text:span><text:span text:style-name="T4">Dalla valutazione del differenziamento sessuale si possono riconoscere segni di disturbi cromosomici o disturbi endocrini. Va valutato ache lo stato nutrizionale, di fondamentale importanza perché la malnutrizione può peggiorare o insorgere durante il ricovero ed è associata ad un peggior decorso clinico della patologia. Un segno di malnutrizione grave è la mancanza dell bolla adiposa di Bichat.<text:line-break/>Vanno valutate anche altre caratteristiche coma la facies (Aspetto del volto), che dipende dal sesso, dall’età e dall’etnia del paziente, può essere importante perché evidenzia lo stato di ansia o di sofferenza del paziente. Può manifestare alcuni segni patologici, ad esempio:</text:span></text:p>
          <text:list>
            <text:list-item>
              <text:p text:style-name="P24"><text:span text:style-name="T4"><text:s/>sindrome di Down </text:span></text:p>
            </text:list-item>
            <text:list-item>
              <text:p text:style-name="P24"><text:span text:style-name="T5">Stenosi mitralica (cianosi delle labbra, guance rossso cianotico in contrasto con il resto del volto che è pallido) </text:span></text:p>
            </text:list-item>
            <text:list-item>
              <text:p text:style-name="P24"><text:span text:style-name="T5">Sindrome di Cushing che può presentarsi anche in trattamenti a lungo termine con corticosteroidi. </text:span></text:p>
            </text:list-item>
            <text:list-item>
              <text:p text:style-name="P24"><text:span text:style-name="T5">Acromegalia (eccesso di GH che si manifesta in età adulta, spesso a causa di adenomi secernenti a carico dell’adenoipofisi). Sopracciglia e zigomi prominenti, labbra spesse, mento pronunciato, ipertrofia della lingua e delle orecchie. Si possono accrescere in modo anomalo le ossa delle mani e dei piedi</text:span></text:p>
            </text:list-item>
            <text:list-item>
              <text:p text:style-name="P25"><text:span text:style-name="T3">Ipertiroidismo: protrusione dei lobi oculari</text:span></text:p>
            </text:list-item>
            <text:list-item>
              <text:p text:style-name="P25"><text:span text:style-name="T3">Miastenia, il paziente non riesce a tenere aperte le palpebre</text:span></text:p>
            </text:list-item>
            <text:list-item>
              <text:p text:style-name="P25"><text:span text:style-name="T3">Sclerodermia: malattia autoimmune del connettivo con assottigliamento, bocca assottigliata, naso affilato. </text:span><text:span text:style-name="T2"/></text:p>
            </text:list-item>
          </text:list>
        </text:list-item>
      </text:list>
      <text:list text:style-name="L7">
        <text:list-item>
          <text:p text:style-name="P26">Decubito<text:span text:style-name="T3">: in alcune situazioni il paziente cerca posizioni che alleviano il dolore, decubito preferito o obbligato (decubito attivo). Debuto passivo: il paziente giace nel letto senza </text:span><text:soft-page-break/><text:span text:style-name="T3">muoversi.<text:line-break/>Decubito preferito supino → problemi vertebrali.<text:line-break/>Decubito preferito prono → coliche.<text:line-break/>Nel decubito laterale il paziente può tendere a rimanere sul lato sano (pleurite fibrinosa, la pressione causa sfregamento dei foglietti pleurici) o sul lato malato (pleurite essudativa).<text:line-break/></text:span><text:span text:style-name="T10">Posizione a cane di fucile: </text:span><text:span text:style-name="T6">Decubito obbligato in posizione laterale, tipico della meningite.<text:line-break/></text:span><text:span text:style-name="T10">Squatting: </text:span><text:span text:style-name="T6">tetralogia di Fallot.<text:line-break/></text:span><text:span text:style-name="T10">Ortopnoico: </text:span><text:span text:style-name="T6">scompenso cardiaco congestizio.<text:line-break/></text:span><text:span text:style-name="T10">Posizione di Blechman:</text:span><text:span text:style-name="T6"> paziente piegato in avanti in caso di pericardite.</text:span></text:p>
        </text:list-item>
        <text:list-item>
          <text:p text:style-name="P27">Andatura<text:span text:style-name="T3">: </text:span></text:p>
          <text:list>
            <text:list-item>
              <text:p text:style-name="P27"><text:span text:style-name="T3">Falciante: ictus cerebrale, </text:span><text:span text:style-name="T7">soggetti emiparetici, ipertono piramidale.</text:span></text:p>
            </text:list-item>
            <text:list-item>
              <text:p text:style-name="P27"><text:span text:style-name="T3">A piccoli passo: Parkinson.</text:span></text:p>
            </text:list-item>
            <text:list-item>
              <text:p text:style-name="P27"><text:span text:style-name="T3">Anserina: ondeggiante, distrofia muscolare.</text:span></text:p>
            </text:list-item>
            <text:list-item>
              <text:p text:style-name="P27"><text:span text:style-name="T3">Atassica: ondeggiante, da ubriaco, lesioni cerebellari.</text:span></text:p>
            </text:list-item>
            <text:list-item>
              <text:p text:style-name="P28"><text:span text:style-name="T3">Astasia: imposibilità a mantenere la stazione eretta. Estrema ipotrofia muscolare.</text:span></text:p>
            </text:list-item>
            <text:list-item>
              <text:p text:style-name="P28"><text:span text:style-name="T3">Diasbasia.</text:span></text:p>
            </text:list-item>
            <text:list-item>
              <text:p text:style-name="P28"><text:span text:style-name="T3">Steppante: lesione del nervo sciatico.</text:span></text:p>
            </text:list-item>
            <text:list-item>
              <text:p text:style-name="P28"><text:span text:style-name="T3">Coreica: movimenti aritmici.</text:span></text:p>
            </text:list-item>
            <text:list-item>
              <text:p text:style-name="P28"><text:span text:style-name="T3">Vestibolare: simile alla cerebellare, tendenza a cadere dal lato leso.</text:span></text:p>
            </text:list-item>
          </text:list>
        </text:list-item>
      </text:list>
      <text:list text:style-name="L8">
        <text:list-item>
          <text:p text:style-name="P29">Cute:<text:span text:style-name="T3"> colore, cicatrici, idratazione, edemi.<text:line-break/>Es. colore giallastro: possibile indice di ittero.<text:line-break/>Vanno valutate anche le </text:span>mucose<text:span text:style-name="T3"> (possono essere pallide = ipoirrorate) e le </text:span>sclere<text:span text:style-name="T3">.<text:line-break/>Si ricercano anche segni particolari come i nevi spider (nevi aracniformi).</text:span></text:p>
        </text:list-item>
        <text:list-item>
          <text:p text:style-name="P29">Respiro: <text:span text:style-name="T3">Profondità: respiri profondi oppure superficiali (spesso sono anche veloci). Il respiro alterato rispetto alla norma si dice dispnoico.<text:line-break/>Ovviamente dopo l’esercizio fisico il respiro è accelerato ma </text:span>non<text:span text:style-name="T3"> per una patologia.<text:line-break/>Velocità a riposo:</text:span></text:p>
          <text:list>
            <text:list-item>
              <text:p text:style-name="P29"><text:span text:style-name="T3">Bradipnoico (lento): meno di 12 atti/min.</text:span></text:p>
            </text:list-item>
            <text:list-item>
              <text:p text:style-name="P29"><text:span text:style-name="T3">Eupnoico: tra 12 e 16 atti/min.</text:span></text:p>
            </text:list-item>
            <text:list-item>
              <text:p text:style-name="P29"><text:span text:style-name="T3">Tachipnoico: &gt; 16 atti/min.</text:span></text:p>
            </text:list-item>
          </text:list>
        </text:list-item>
        <text:list-item>
          <text:p text:style-name="P30">Stato di idratazione:<text:span text:style-name="T3"> La disidratazione è abbastanza semplice da riconoscere, un po’ più difficile è l’iperidratazione. Vanno valutati anche gli edemi, accumuli di fluido in sede anomala. </text:span><text:span text:style-name="T8">Degli edemi dobbiamo valutare la consistenza (palpazione) se l’edema premuto mantiene una fossetta (segno della fovea), di solito valutata in corrispondenza di una superficie ossea. Se l’edema diventa più importante la cute diventa lucida con segni di smagliature.</text:span></text:p>
        </text:list-item>
      </text:list>
      <text:p text:style-name="P31">La Palpazione</text:p>
      <text:p text:style-name="P32"><text:span text:style-name="T3">Eseguita con le mani, conferma e precisa i dettagli valutati nella fase di ispezione, può evidenziari ingrossamenti come gozzo, splenomegalia, ingrossamento del fegato, ecc…</text:span></text:p>
      <text:p text:style-name="P32"><text:span text:style-name="T3">Registrazione della pulsazione a livello radiale: si esegue sempre con il dito indice! In sede radiale, poplitea, peroniera, ecc…</text:span></text:p>
      <text:p text:style-name="P32"><text:span text:style-name="T3">Dalla consistenza dell’edema si distingue l’edema molle (probabilmente recente) o duro (probabilmente cronico). Si distingue anche l’edema dal mixedema, condizione che si verifica nell’ipotiroidismo </text:span><text:span text:style-name="T9">o ipertiroidismo grave </text:span><text:span text:style-name="T3">con aumento dello spessore del sottocutanedo da infiltrazioni liposaccaridica.</text:span></text:p>
      <text:p text:style-name="P32"><text:span text:style-name="T3">La palpazione permette di evidenziare la presenza di noduli, ad esempio a livello della tiroide.</text:span></text:p>
      <text:p text:style-name="P33"/>
      <text:p text:style-name="P33">La Percussione</text:p>
      <text:p text:style-name="P15">Può essere diretta ma più spesso mediata dall’altra mano: si posiziona una mano sulla regione da percuotere e si colpisce con l’indice dell’altra mano tramite un movimento del polso.</text:p>
      <text:p text:style-name="P15">Può servire per delimitare un organo, aiuta delimitare ad esempio il margine del fegato. Il suono del fegato è ottuso mentre sugli organi cavi è timpanico, stessa cosa per i polmoni (al contrario, in <text:soft-page-break/>questo caso sono i polmoni ad avere suono timpanico). Si dicono suoni <text:span text:style-name="T1">chiari</text:span> quelli provenientei da organi ricchi d’aria e <text:span text:style-name="T1">ottusi</text:span> quelli provenienti da organi parenchimatosi.</text:p>
      <text:p text:style-name="P15"/>
      <text:p text:style-name="P33">L’Auscultazione</text:p>
      <text:p text:style-name="P15">Praticamente sempre mediata dal fonendoscopio. <text:span text:style-name="T11">Il padiglione permette di auscultare suoni a frequenza medio-alta, la campana serve per frequenze più basse. </text:span></text:p>
      <text:p text:style-name="P15"/>
      <text:p text:style-name="P34">TORACE</text:p>
      <text:p text:style-name="P34">Ispezione:</text:p>
      <text:p text:style-name="P16">Va osservato con il paziente seduto sul letto, si valuta la struttura del torace, delimitato superiormente dalla linea cervicotoracica ed inferiormente dalla linea toracoaddominale.</text:p>
      <text:p text:style-name="P17">(Per la suddivisione in regioni del torace fare riferimento alle slide ed ai testi di anatomia)</text:p>
      <text:p text:style-name="P17">Conformazioni patologiche:</text:p>
      <text:list text:style-name="L9">
        <text:list-item>
          <text:p text:style-name="P18">Torace carenato: prominenza dello sterno.</text:p>
        </text:list-item>
        <text:list-item>
          <text:p text:style-name="P18">Torace a botte: tipico dell’enfisema, orizzontalizzazione delle coste con allargamento degli spazi intercostali.</text:p>
        </text:list-item>
        <text:list-item>
          <text:p text:style-name="P18">Torace tisico: da malnutrizione, riduzione dei diametri sagittali e accentuazione della fossa epigastrica e sopraclaveare.</text:p>
        </text:list-item>
        <text:list-item>
          <text:p text:style-name="P18">Coniforme da splenomegalia.</text:p>
        </text:list-item>
        <text:list-item>
          <text:p text:style-name="P18">Scavato, “del calzolaio”.</text:p>
        </text:list-item>
      </text:list>
      <text:p text:style-name="P17">Asimmetrie toraciche suggeriscono patologia recente: possono essere dovute a retrazione o trazione.</text:p>
      <text:p text:style-name="P17"/>
      <text:p text:style-name="P35">Palpazione:<text:span text:style-name="T3"> </text:span></text:p>
      <text:p text:style-name="P36"><text:span text:style-name="T3">Stato della cute, del sottoutaneo, della muscolatura. È possibile riscontrare enfisema sottocutaneo o alterazioni del tono muscolare.</text:span></text:p>
      <text:p text:style-name="P36"><text:span text:style-name="T3">Punti dolorosi, fluttuazioni.</text:span></text:p>
      <text:p text:style-name="P36"><text:span text:style-name="T3">Espansione asimmetrica.</text:span></text:p>
      <text:p text:style-name="P36"><text:span text:style-name="T3">Fremito vocale tattile: vibrazione della parete toracica trasmessa dalle corde vocali. Si può presentare aumentato in soggetti longitipi o molto magri, infiammazione degli alveoli, riduzione dello spazio alveolare, infarto polmonare.</text:span></text:p>
      <text:p text:style-name="P36"><text:span text:style-name="T3">Diminuito in caso di edema, enfisema, versamenti localizzati, inspessimenti pleurici.</text:span></text:p>
      <text:p text:style-name="P36"><text:span text:style-name="T3"/></text:p>
      <text:p text:style-name="P36">Percussione:</text:p>
      <text:p text:style-name="P19">Se non ci sono alterazioni si sente il cosiddetto suono chiaro polmonare.</text:p>
      <text:p text:style-name="P20">Con la percussione si delimita anche la dimensione dei polmoni <text:span text:style-name="T12">(aiuta a valutare l’espansione) </text:span>e si valutano eventuali inspessimenti ed asimmetrie. </text:p>
      <text:p text:style-name="P20">Il suono può essere ottuso quando è ridotta l’aria presente nel polmone. </text:p>
      <text:p text:style-name="P20">Il suono invece è iperfonetico (intensità superiore al normale) quando aumenta l’aria rispetto alla componente parenchimatosa.</text:p>
      <text:p text:style-name="P20"/>
      <text:p text:style-name="P37">Auscultazione:</text:p>
      <text:p text:style-name="P21">Va eseguita simmetricamente iniziando dal basso (o dall’alto?) e facendo compiere al paziente respiri profondi alla ricerca di rumori anomali.</text:p>
      <text:p text:style-name="P21">Il soffio bronchiale è generato dal passaggio di aria nellegrandi vie aeree, normalmente è coperto dal murmure vescicolare (che in condizioni normali si dovrebbe sentire in modo uniforme su tutta la superficie del torace.</text:p>
      <text:p text:style-name="P21">L’intensità del rumore respiratorio è ovviamente influenzata dalla profondità del respiro.</text:p>
      <text:p text:style-name="P21">Il rumore può variare in condizioni patologiche, ad esempio diminuisce in caso di inspessimento della parete toracica, può variare in caso di ostacolo al passaggio di aria (stenosi delle vie aeree). </text:p>
      <text:p text:style-name="P21">In alcuni casi è assente: <text:span text:style-name="T1">silenzio respiratorio.</text:span><text:span text:style-name="T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2T12:05:53.218224912</meta:creation-date>
    <dc:date>2023-10-23T13:20:48.534547452</dc:date>
    <meta:editing-duration>PT1H28M30S</meta:editing-duration>
    <meta:editing-cycles>11</meta:editing-cycles>
    <meta:generator>LibreOffice/7.5.7.1$Linux_X86_64 LibreOffice_project/50$Build-1</meta:generator>
    <meta:document-statistic meta:table-count="0" meta:image-count="0" meta:object-count="0" meta:page-count="4" meta:paragraph-count="111" meta:word-count="1610" meta:character-count="11286" meta:non-whitespace-character-count="9829"/>
  </office:meta>
</office:document-meta>
</file>